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officeooo:rsid="001f0927" officeooo:paragraph-rsid="001f0927" style:font-size-asian="14pt" style:font-weight-asian="bold" style:font-size-complex="14pt" style:font-weight-complex="bold"/>
    </style:style>
    <style:style style:name="P2" style:family="paragraph" style:parent-style-name="Standard">
      <style:text-properties officeooo:rsid="001f0927" officeooo:paragraph-rsid="001f0927"/>
    </style:style>
    <style:style style:name="P3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4" style:family="paragraph" style:parent-style-name="Standard">
      <style:text-properties officeooo:rsid="00be61b5" officeooo:paragraph-rsid="00be61b5"/>
    </style:style>
    <style:style style:name="P5" style:family="paragraph" style:parent-style-name="Title">
      <style:text-properties fo:font-size="20pt" style:font-size-asian="20pt" style:font-size-complex="20pt"/>
    </style:style>
    <style:style style:name="P6" style:family="paragraph" style:parent-style-name="Text_20_body">
      <style:text-properties officeooo:paragraph-rsid="0034f220"/>
    </style:style>
    <style:style style:name="P7" style:family="paragraph" style:parent-style-name="Text_20_body">
      <style:text-properties officeooo:paragraph-rsid="00d3ac11"/>
    </style:style>
    <style:style style:name="P8" style:family="paragraph" style:parent-style-name="Text_20_body">
      <style:text-properties officeooo:rsid="00d920c5" officeooo:paragraph-rsid="00d920c5"/>
    </style:style>
    <style:style style:name="P9" style:family="paragraph" style:parent-style-name="Text_20_body">
      <style:text-properties officeooo:rsid="00da9413" officeooo:paragraph-rsid="00da9413"/>
    </style:style>
    <style:style style:name="P10" style:family="paragraph" style:parent-style-name="Sujet_20_Ordre_20_du_20_Jour">
      <style:text-properties officeooo:rsid="00d920c5" officeooo:paragraph-rsid="00d920c5"/>
    </style:style>
    <style:style style:name="P11" style:family="paragraph" style:parent-style-name="Contents_20_1">
      <style:paragraph-properties>
        <style:tab-stops>
          <style:tab-stop style:position="180.02mm" style:type="right" style:leader-style="dotted" style:leader-text="."/>
        </style:tab-stops>
      </style:paragraph-properties>
    </style:style>
    <style:style style:name="T1" style:family="text">
      <style:text-properties officeooo:rsid="001f0927"/>
    </style:style>
    <style:style style:name="T2" style:family="text">
      <style:text-properties officeooo:rsid="00262dce"/>
    </style:style>
    <style:style style:name="T3" style:family="text">
      <style:text-properties officeooo:rsid="002b4972"/>
    </style:style>
    <style:style style:name="T4" style:family="text">
      <style:text-properties officeooo:rsid="0033e7de"/>
    </style:style>
    <style:style style:name="T5" style:family="text">
      <style:text-properties officeooo:rsid="00d920c5"/>
    </style:style>
    <style:style style:name="T6" style:family="text">
      <style:text-properties officeooo:rsid="00db82f1"/>
    </style:style>
    <style:style style:name="Sect1" style:family="section">
      <style:section-properties style:editable="false">
        <style:columns fo:column-count="1" fo:column-gap="0mm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uildroot <text:span text:style-name="T2">A</text:span>ssociation</text:p>
      <text:p text:style-name="Standard"/>
      <text:p text:style-name="Standard"><text:span text:style-name="T1">21</text:span> <text:span text:style-name="T1">allée de Bréhat</text:span></text:p>
      <text:p text:style-name="P2">31770 Colomiers</text:p>
      <text:p text:style-name="P2">France</text:p>
      <text:p text:style-name="P2"/>
      <text:p text:style-name="P2">Web : http://www.buildroot.org</text:p>
      <text:p text:style-name="P2">Contact : <text:span text:style-name="T3">buildroot-association@buildroot.org</text:span></text:p>
      <text:p text:style-name="P4">Github: https://github.com/buildroot/buildroot-association</text:p>
      <text:p text:style-name="P3"/>
      <text:p text:style-name="P5"><text:span text:style-name="T5">Rapport moral 2018</text:span> <text:span text:style-name="T4">de l’Association Buildroot</text:span></text:p>
      <text:p text:style-name="Text_20_body"/>
      <text:p text:style-name="P7"/>
      <text:table-of-content text:style-name="Sect1" text:protected="true" text:name="Table of Contents1">
        <text:table-of-content-source text:outline-level="1" text:use-outline-level="false" text:use-index-marks="false" text:use-index-source-styles="true">
          <text:index-title-template text:style-name="Contents_20_Heading">Ordre du jour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Sujet_20_Ordre_20_du_20_Jour"/>
          </text:index-source-styles>
        </text:table-of-content-source>
        <text:index-body>
          <text:index-title text:style-name="Sect1" text:name="Table of Contents1_Head">
            <text:p text:style-name="Contents_20_Heading">Ordre du jour</text:p>
          </text:index-title>
          <text:p text:style-name="P11"><text:a xlink:type="simple" xlink:href="#__RefHeading___Toc836_2122965669" text:style-name="Index_20_Link" text:visited-style-name="Index_20_Link">Introduction<text:tab/>1</text:a></text:p>
          <text:p text:style-name="P11"><text:a xlink:type="simple" xlink:href="#__RefHeading___Toc724_2122965669" text:style-name="Index_20_Link" text:visited-style-name="Index_20_Link">Adhésions<text:tab/>1</text:a></text:p>
          <text:p text:style-name="P11"><text:a xlink:type="simple" xlink:href="#__RefHeading___Toc726_2122965669" text:style-name="Index_20_Link" text:visited-style-name="Index_20_Link">Composition du conseil d’administration<text:tab/>1</text:a></text:p>
          <text:p text:style-name="P11"><text:a xlink:type="simple" xlink:href="#__RefHeading___Toc728_2122965669" text:style-name="Index_20_Link" text:visited-style-name="Index_20_Link">Évènements et sponsoring<text:tab/>1</text:a></text:p>
        </text:index-body>
      </text:table-of-content>
      <text:p text:style-name="P6"/>
      <text:p text:style-name="P10"><text:bookmark-start text:name="__RefHeading___Toc836_2122965669"/>Introduction<text:bookmark-end text:name="__RefHeading___Toc836_2122965669"/></text:p>
      <text:p text:style-name="P8">Ce rapport moral couvre l’activité de l’association Buildroot pour l’année civile 2018.</text:p>
      <text:p text:style-name="P10"><text:bookmark-start text:name="__RefHeading___Toc724_2122965669"/>Adhésions<text:bookmark-end text:name="__RefHeading___Toc724_2122965669"/></text:p>
      <text:p text:style-name="P8">En 2018, l’association a compté 4 membres personnes physiques : Arnout Vandecappelle, Yann E. Morin, Romain Naour et Thomas Petazzoni. L’association n’a pas enregistré d’adhésion de personne morale.</text:p>
      <text:p text:style-name="P10"><text:bookmark-start text:name="__RefHeading___Toc726_2122965669"/>Composition du conseil d’administration<text:bookmark-end text:name="__RefHeading___Toc726_2122965669"/></text:p>
      <text:p text:style-name="P9">Le conseil d’administration pour 2018 était composé de Thomas Petazzoni (président) et Yann E. Morin (trésorier).</text:p>
      <text:p text:style-name="P10"><text:bookmark-start text:name="__RefHeading___Toc728_2122965669"/>Évènements et sponsoring<text:bookmark-end text:name="__RefHeading___Toc728_2122965669"/></text:p>
      <text:p text:style-name="P8">En prévision de l’organisation du Buildroot Developers Meeting à Edinburgh (Royaume-Uni) en octobre 2018, l’association Buildroot a lancé un appel à sponsoring auprès des entreprises utilisatrices et contributrices au projet. Cet appel a entraîné des dons de la part de cinq entreprises : Mind, Amarula Solutions, Logilin, TK Open Systems et Bootlin. Ces dons ont permet de financer la location d’un AirBnB à Edinburgh <text:span text:style-name="T6">du 19 au 22 octobre 2018. Le montant de la location a été financé à hauteur de 50 % par l’association Buildroot, le reste étant à la charge des trois participants qui ont également été hébergés dans cet AirBnB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Bitstream Vera Sans" fo:font-size="12pt" fo:language="fr" fo:country="FR" style:font-name-asian="Bitstream Vera Sans2" style:font-size-asian="12pt" style:language-asian="fr" style:country-asian="FR" style:font-name-complex="Bitstream Vera Sans2" style:font-size-complex="12pt" style:language-complex="fr" style:country-complex="F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Bitstream Vera Sans" fo:font-size="12pt" fo:language="fr" fo:country="FR" style:font-name-asian="Bitstream Vera Sans2" style:font-size-asian="12pt" style:language-asian="fr" style:country-asian="FR" style:font-name-complex="Bitstream Vera Sans2" style:font-size-complex="12pt" style:language-complex="fr" style:country-complex="F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mm" fo:margin-bottom="2.12mm" loext:contextual-spacing="false" fo:text-align="justify" style:justify-single-word="false" style:writing-mode="page"/>
      <style:text-properties fo:font-size="11pt"/>
    </style:style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Bitstream Vera Sans1" fo:font-family="'Bitstream Vera Sans'" style:font-family-generic="swiss" style:font-pitch="variable" fo:font-size="14pt" style:font-name-asian="Bitstream Vera Sans2" style:font-family-asian="'Bitstream Vera Sans'" style:font-family-generic-asian="system" style:font-pitch-asian="variable" style:font-size-asian="14pt" style:font-name-complex="Bitstream Vera Sans2" style:font-family-complex="'Bitstream Vera Sans'" style:font-family-generic-complex="system" style:font-pitch-complex="variable" style:font-size-complex="14pt"/>
    </style:style>
    <style:style style:name="List" style:family="paragraph" style:parent-style-name="Text_20_body" style:class="lis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Addressee" style:family="paragraph" style:parent-style-name="Standard" style:class="extra">
      <style:paragraph-properties fo:margin-top="0mm" fo:margin-bottom="1.06mm" loext:contextual-spacing="false" text:number-lines="false" text:line-number="0"/>
    </style:style>
    <style:style style:name="Index" style:family="paragraph" style:parent-style-name="Standard" style:class="index">
      <style:paragraph-properties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4.23mm" fo:margin-bottom="2.12m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3.53mm" fo:margin-bottom="2.12m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Sujet_20_Ordre_20_du_20_Jour" style:display-name="Sujet Ordre du Jour" style:family="paragraph" style:parent-style-name="Text_20_body" style:next-style-name="Text_20_body" style:list-style-name="">
      <style:paragraph-properties fo:margin-top="4.99mm" fo:margin-bottom="2.12mm" loext:contextual-spacing="false" style:writing-mode="page"/>
      <style:text-properties fo:font-size="16pt" fo:font-weight="bold"/>
    </style:style>
    <style:style style:name="Contents_20_Heading" style:display-name="Contents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mm" fo:margin-right="0mm" fo:text-indent="0mm" style:auto-text-indent="false">
        <style:tab-stops>
          <style:tab-stop style:position="180.02m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4.99mm" fo:margin-right="0mm" fo:text-indent="0mm" style:auto-text-indent="false">
        <style:tab-stops>
          <style:tab-stop style:position="175.03m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9.93mm" fo:margin-right="0mm" fo:text-indent="0mm" style:auto-text-indent="false">
        <style:tab-stops>
          <style:tab-stop style:position="140.09m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4.93mm" fo:margin-right="0mm" fo:text-indent="0mm" style:auto-text-indent="false">
        <style:tab-stops>
          <style:tab-stop style:position="135.1m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dex_20_Link" style:display-name="Index Link" style:family="text"/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3.81mm"/>
      </text:outline-level-style>
      <text:outline-level-style text:level="2" style:num-format="">
        <style:list-level-properties text:min-label-distance="3.81mm"/>
      </text:outline-level-style>
      <text:outline-level-style text:level="3" style:num-format="">
        <style:list-level-properties text:min-label-distance="3.81mm"/>
      </text:outline-level-style>
      <text:outline-level-style text:level="4" style:num-format="">
        <style:list-level-properties text:min-label-distance="3.81mm"/>
      </text:outline-level-style>
      <text:outline-level-style text:level="5" style:num-format="">
        <style:list-level-properties text:min-label-distance="3.81mm"/>
      </text:outline-level-style>
      <text:outline-level-style text:level="6" style:num-format="">
        <style:list-level-properties text:min-label-distance="3.81mm"/>
      </text:outline-level-style>
      <text:outline-level-style text:level="7" style:num-format="">
        <style:list-level-properties text:min-label-distance="3.81mm"/>
      </text:outline-level-style>
      <text:outline-level-style text:level="8" style:num-format="">
        <style:list-level-properties text:min-label-distance="3.81mm"/>
      </text:outline-level-style>
      <text:outline-level-style text:level="9" style:num-format="">
        <style:list-level-properties text:min-label-distance="3.81mm"/>
      </text:outline-level-style>
      <text:outline-level-style text:level="10" style:num-format="">
        <style:list-level-properties text:min-label-distance="3.81mm"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4mm" fo:text-indent="-4mm" fo:margin-left="4m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8.01mm" fo:text-indent="-4mm" fo:margin-left="8.01m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1.99mm" fo:text-indent="-4mm" fo:margin-left="11.99m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6mm" fo:text-indent="-4mm" fo:margin-left="16m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0mm" fo:text-indent="-4mm" fo:margin-left="20m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4.01mm" fo:text-indent="-4mm" fo:margin-left="24.01m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7.99mm" fo:text-indent="-4mm" fo:margin-left="27.99m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2mm" fo:text-indent="-4mm" fo:margin-left="32m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6mm" fo:text-indent="-4mm" fo:margin-left="36m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0.01mm" fo:text-indent="-4mm" fo:margin-left="40.01mm"/>
        </style:list-level-properties>
        <style:text-properties style:font-name="Open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9mm" fo:text-indent="-4.99mm" fo:margin-left="4.99m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mm" fo:text-indent="-4.99mm" fo:margin-left="10m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4.99mm" fo:text-indent="-4.99mm" fo:margin-left="14.99m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0mm" fo:text-indent="-4.99mm" fo:margin-left="20m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4.99mm" fo:text-indent="-4.99mm" fo:margin-left="24.99m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0mm" fo:text-indent="-4.99mm" fo:margin-left="30m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5mm" fo:text-indent="-4.99mm" fo:margin-left="35m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0.01mm" fo:text-indent="-4.99mm" fo:margin-left="40.01m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5mm" fo:text-indent="-4.99mm" fo:margin-left="45m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0.01mm" fo:text-indent="-4.99mm" fo:margin-left="50.01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14.99mm" fo:margin-bottom="14.99mm" fo:margin-left="14.99mm" fo:margin-right="14.99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4.2$Linux_X86_64 LibreOffice_project/10$Build-2</meta:generator>
    <dc:title>Builroot Association bill template - fr</dc:title>
    <meta:creation-date>2012-09-29T02:53:16</meta:creation-date>
    <dc:date>2019-02-04T15:30:40.567080994</dc:date>
    <dc:language>fr-FR</dc:language>
    <meta:editing-cycles>43</meta:editing-cycles>
    <meta:editing-duration>PT7H40M38S</meta:editing-duration>
    <meta:document-statistic meta:table-count="0" meta:image-count="0" meta:object-count="0" meta:page-count="1" meta:paragraph-count="21" meta:word-count="207" meta:character-count="1454" meta:non-whitespace-character-count="1268"/>
    <meta:user-defined meta:name="Info 1"/>
    <meta:user-defined meta:name="Info 2"/>
    <meta:user-defined meta:name="Info 3"/>
    <meta:user-defined meta:name="Info 4"/>
    <meta:template xlink:type="simple" xlink:actuate="onRequest" xlink:title="Modele_de_facture_Toulibre" xlink:href="../../../.openoffice.org2/user/template/Modele_de_facture_Toulibre.ott" meta:date="2012-09-29T02:53:16"/>
  </office:meta>
</office:document-meta>
</file>